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1pt" officeooo:rsid="001e6395" officeooo:paragraph-rsid="001e6395" style:font-size-asian="11pt" style:font-size-complex="11pt"/>
    </style:style>
    <style:style style:name="P2" style:family="paragraph" style:parent-style-name="Standard">
      <style:text-properties style:font-name="Arial" fo:font-size="11pt" officeooo:rsid="001ffabc" officeooo:paragraph-rsid="001ffabc" style:font-size-asian="11pt" style:font-size-complex="11pt"/>
    </style:style>
    <style:style style:name="P3" style:family="paragraph" style:parent-style-name="Standard">
      <style:text-properties style:font-name="Arial" fo:font-size="11pt" officeooo:rsid="00208de3" officeooo:paragraph-rsid="00208de3" style:font-size-asian="11pt" style:font-size-complex="11pt"/>
    </style:style>
    <style:style style:name="P4" style:family="paragraph" style:parent-style-name="Standard">
      <style:text-properties style:font-name="Arial" fo:font-size="11pt" officeooo:rsid="00223b2d" officeooo:paragraph-rsid="00223b2d" style:font-size-asian="11pt" style:font-size-complex="11pt"/>
    </style:style>
    <style:style style:name="P5" style:family="paragraph" style:parent-style-name="Standard">
      <style:text-properties style:font-name="Arial" fo:font-size="11pt" officeooo:rsid="0024ef3a" officeooo:paragraph-rsid="0024ef3a" style:font-size-asian="11pt" style:font-size-complex="11pt"/>
    </style:style>
    <style:style style:name="P6" style:family="paragraph" style:parent-style-name="Standard">
      <style:text-properties officeooo:paragraph-rsid="001c4a85"/>
    </style:style>
    <style:style style:name="P7" style:family="paragraph" style:parent-style-name="Standard">
      <style:text-properties officeooo:rsid="0023a3c4" officeooo:paragraph-rsid="0023a3c4"/>
    </style:style>
    <style:style style:name="P8" style:family="paragraph" style:parent-style-name="Standard">
      <style:text-properties officeooo:paragraph-rsid="0026da06"/>
    </style:style>
    <style:style style:name="P9" style:family="paragraph" style:parent-style-name="Text_20_body">
      <style:text-properties style:font-name="Arial" fo:font-size="11pt" officeooo:paragraph-rsid="002cad54" style:font-size-asian="11pt" style:font-size-complex="11pt"/>
    </style:style>
    <style:style style:name="P10" style:family="paragraph" style:parent-style-name="Standard">
      <style:text-properties style:font-name="Arial" fo:font-size="11pt" officeooo:rsid="002b3e66" officeooo:paragraph-rsid="001c4a85" style:font-size-asian="11pt" style:font-size-complex="11pt"/>
    </style:style>
    <style:style style:name="P11" style:family="paragraph" style:parent-style-name="Standard">
      <style:text-properties style:font-name="Arial" fo:font-size="11pt" officeooo:rsid="002cad54" officeooo:paragraph-rsid="002b3e66" style:font-size-asian="11pt" style:font-size-complex="11pt"/>
    </style:style>
    <style:style style:name="P12" style:family="paragraph" style:parent-style-name="Standard">
      <style:text-properties style:font-name="Arial" fo:font-size="11pt" officeooo:rsid="00223b2d" officeooo:paragraph-rsid="00223b2d" style:font-size-asian="11pt" style:font-size-complex="11pt"/>
    </style:style>
    <style:style style:name="P13" style:family="paragraph" style:parent-style-name="Standard">
      <style:text-properties style:font-name="Arial" fo:font-size="11pt" officeooo:rsid="0023a3c4" officeooo:paragraph-rsid="0023a3c4" style:font-size-asian="11pt" style:font-size-complex="11pt"/>
    </style:style>
    <style:style style:name="P14" style:family="paragraph" style:parent-style-name="Standard">
      <style:text-properties officeooo:paragraph-rsid="002b3e66"/>
    </style:style>
    <style:style style:name="P15" style:family="paragraph" style:parent-style-name="Standard">
      <style:text-properties fo:font-weight="bold" officeooo:rsid="0030e8bd" officeooo:paragraph-rsid="0030e8bd" style:font-weight-asian="bold" style:font-weight-complex="bold"/>
    </style:style>
    <style:style style:name="P16" style:family="paragraph" style:parent-style-name="Text_20_body">
      <style:text-properties style:font-name="Arial" fo:font-size="11pt" officeooo:rsid="002b3e66" officeooo:paragraph-rsid="002cad54" style:font-size-asian="11pt" style:font-size-complex="11pt"/>
    </style:style>
    <style:style style:name="P17" style:family="paragraph" style:parent-style-name="Text_20_body">
      <style:text-properties style:font-name="Arial" fo:font-size="11pt" fo:font-weight="bold" style:font-size-asian="11pt" style:font-weight-asian="bold" style:font-size-complex="11pt" style:font-weight-complex="bold"/>
    </style:style>
    <style:style style:name="T1" style:family="text">
      <style:text-properties style:font-name="Arial" fo:font-size="11pt" style:font-size-asian="11pt" style:font-size-complex="11pt"/>
    </style:style>
    <style:style style:name="T2" style:family="text">
      <style:text-properties style:font-name="Arial" fo:font-size="11pt" officeooo:rsid="00223b2d" style:font-size-asian="11pt" style:font-size-complex="11pt"/>
    </style:style>
    <style:style style:name="T3" style:family="text">
      <style:text-properties style:font-name="Arial" fo:font-size="11pt" officeooo:rsid="00277ed3" style:font-size-asian="11pt" style:font-size-complex="11pt"/>
    </style:style>
    <style:style style:name="T4" style:family="text">
      <style:text-properties style:font-name="Arial" fo:font-size="11pt" officeooo:rsid="0026da06" style:font-size-asian="11pt" style:font-size-complex="11pt"/>
    </style:style>
    <style:style style:name="T5" style:family="text">
      <style:text-properties style:font-name="Arial" fo:font-size="11pt" officeooo:rsid="001c4a85" style:font-size-asian="11pt" style:font-size-complex="11pt"/>
    </style:style>
    <style:style style:name="T6" style:family="text">
      <style:text-properties style:font-name="Arial" fo:font-size="11pt" officeooo:rsid="0028a5b3" style:font-size-asian="11pt" style:font-size-complex="11pt"/>
    </style:style>
    <style:style style:name="T7" style:family="text">
      <style:text-properties style:font-name="Arial" fo:font-size="11pt" officeooo:rsid="0029a205" style:font-size-asian="11pt" style:font-size-complex="11pt"/>
    </style:style>
    <style:style style:name="T8" style:family="text">
      <style:text-properties style:font-name="Arial" fo:font-size="11pt" officeooo:rsid="002a6b02" style:font-size-asian="11pt" style:font-size-complex="11pt"/>
    </style:style>
    <style:style style:name="T9" style:family="text">
      <style:text-properties style:font-name="Arial" fo:font-size="11pt" officeooo:rsid="002b3e66" style:font-size-asian="11pt" style:font-size-complex="11pt"/>
    </style:style>
    <style:style style:name="T10" style:family="text">
      <style:text-properties style:font-name="Arial" fo:font-size="11pt" officeooo:rsid="002cad54" style:font-size-asian="11pt" style:font-size-complex="11pt"/>
    </style:style>
    <style:style style:name="T11" style:family="text">
      <style:text-properties style:font-name="Arial" fo:font-size="11pt" officeooo:rsid="002da901" style:font-size-asian="11pt" style:font-size-complex="11pt"/>
    </style:style>
    <style:style style:name="T12" style:family="text">
      <style:text-properties style:font-name="Arial" fo:font-size="11pt" officeooo:rsid="002f0e17" style:font-size-asian="11pt" style:font-size-complex="11pt"/>
    </style:style>
    <style:style style:name="T13" style:family="text">
      <style:text-properties style:font-name="Arial" fo:font-size="11pt" fo:font-style="italic" officeooo:rsid="002a6b02" style:font-size-asian="11pt" style:font-style-asian="italic" style:font-size-complex="11pt" style:font-style-complex="italic"/>
    </style:style>
    <style:style style:name="T14" style:family="text">
      <style:text-properties style:font-name="Arial" fo:font-size="11pt" fo:font-style="normal" officeooo:rsid="002a6b02" style:font-size-asian="11pt" style:font-style-asian="normal" style:font-size-complex="11pt" style:font-style-complex="normal"/>
    </style:style>
    <style:style style:name="T15" style:family="text">
      <style:text-properties style:font-name="Arial" fo:font-size="11pt" fo:font-style="normal" officeooo:rsid="0028a5b3" style:font-size-asian="11pt" style:font-style-asian="normal" style:font-size-complex="11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From Data Mining to Knowledge Discovery in Databases - Usama Fayyad, Gregory Piatetsky-Shapiro, and Padhraic Smyth</text:p>
      <text:p text:style-name="P6"><text:span text:style-name="T5">This article aims to provide an overview of data mining and </text:span><text:span text:style-name="T6">K</text:span><text:span text:style-name="T5">nowledge </text:span><text:span text:style-name="T6">D</text:span><text:span text:style-name="T8">is</text:span><text:span text:style-name="T5">covery in </text:span><text:span text:style-name="T6">D</text:span><text:span text:style-name="T5">atabases </text:span><text:span text:style-name="T6">(KDD),</text:span><text:span text:style-name="T5"> how the topics are related, and how they can be applied to other fields like machine learning. The article goes into applications, techniques, and current and future directions of research. The </text:span><text:span text:style-name="T6">general overview it provides is fairly extensive. First </text:span><text:span text:style-name="T8">it </text:span><text:span text:style-name="T6">aims to give the reader a motivation for <text:s/>understand</text:span><text:span text:style-name="T8">ing </text:span><text:span text:style-name="T6">KDD by explaining the numerous and wide ranging problems in which KDD may be applied. </text:span><text:span text:style-name="T8">Following this, it gives a brief history of terms, like</text:span><text:span text:style-name="T13"> data-mining</text:span><text:span text:style-name="T14">, and </text:span><text:span text:style-name="T13">knowledge discover in </text:span><text:span text:style-name="T14">databases. </text:span><text:span text:style-name="T15">It</text:span><text:span text:style-name="T6"> also explains how interdisciplinary the process is, needing AI, optimization, databases, statistics and more. </text:span><text:span text:style-name="T7">Next, it goes into a basic overview of the steps of KDD, which can be briefly summarized as: Select your problem and data, preprocess, determine features, perform an appropriate data-mining method, and act on the results. The penultimate part of the article is devoted to a brief examination of data-mining algorithms, with broad and sweeping categories. Lastly, the article dives into issues that one may face when using KDD, like larger databases, high dimensionality of the data, missing or noisy data. There is also a brief mention of the role of AI in KDD. The main point seems to be that the authors are advocating for further research and investigation into these techniques, with hope that they will radically change industry and academia by enabling a more efficient process for data analysis. The article paints a bright and high tech future where automated learning could be used to inform decisions for every aspect of society. </text:span><text:span text:style-name="T8">Informed decisions result in greater efficiency, which means more money for businesses and better understood research for academia. It tries not to promise too much in this area (no grand statement about curing cancer), but the implications are still pretty grand. Without </text:span><text:span text:style-name="T9">overpromising, the article implies that every area of life will be touched. Businesses could optimize their advertisements, Wall Street can optimize their portfolios, acadamia could clean their data faster and on a larger scale. Even the individual could be affected, with applications that learn user preferences to recommend content with a greater degree of accuracy. It seems like the world could almost run on KDD.</text:span></text:p>
      <text:p text:style-name="P10"/>
      <text:p text:style-name="P14"><text:span text:style-name="T9">And indeed, it seems like much of what this article is talking about has come to pass. Wall Street runs portfolio management algorithms on such a scale that </text:span><text:span text:style-name="T10">physical distance matters, Amazon uses algorithms to recommend products that we’re more likely to buy, and algorithms help with analysis in academia. This article is an interesting look into what researchers thought that machine learning was going to look like in 1996. Some things may have changed a little: KDD isn’t a term that I have heard used a lot (perhaps data mining has replaced it?). But the impact of the methodology, whatever name it’s going by, is hard to ignore. </text:span><text:span text:style-name="T11">I find myself in agreement with the authors, that this methodology did deserve implementation on a greater scale. The present day results are hard to deny. It is also </text:span><text:span text:style-name="T12">interesting</text:span><text:span text:style-name="T11"> to recognize some of the algorithms that the authors touch on, at least on a superficial level. </text:span><text:span text:style-name="T12">After 20+ years, some of the methods have not changed. </text:span></text:p>
      <text:p text:style-name="P14"><text:span text:style-name="T12"/></text:p>
      <text:p text:style-name="P15"><text:span text:style-name="T12">N</text:span><text:span text:style-name="T1">otes:</text:span></text:p>
      <text:p text:style-name="P11"/>
      <text:p text:style-name="P9">A, Include the annotations of each article/chapter/tutorial/video. While forming your annotation, please make sure to follow the 4 points provided below (in your annotation, you will not use the numbers or bullets). Each annotation should not exceed more than half a page.  The following points provide guidance for writing an annotation:</text:p>
      <text:p text:style-name="P9">1. <text:s/>The purpose of study should be provided. This is usually done in one to three short sentences. In each article, you should be able to find a sentence or two in the Introduction that starts like this, "The purpose of this study is..." or "The objective of this study is..." or "The aim of this study is...". Otherwise, you need to summarize the purpose based on your understanding.<text:line-break/>2. <text:s/>The methodology and data used for the study should be briefly explained.<text:line-break/>3. <text:s/>The major findings of the study should be briefly summarized.<text:line-break/><text:soft-page-break/>4. <text:s/>The major implications for industry (practical implications) and academia (theoretical implications) should be provided.</text:p>
      <text:p text:style-name="P9"><text:line-break/>Part B, Discussions about your thoughts, such as what you found interesting about it, related articles/articles you have read, whether or not you agree or disagree with what the reading is trying to say, will these readings inspire you to revisit/rethink the Do's And Don'ts in your previous projects, are the readings related to or possible to be used to improve your previous or current research projects, etc.</text:p>
      <text:p text:style-name="P16"/>
      <text:p text:style-name="P1">Further motivation: KDD removes the need for highly specialized data analysts to slowly crawl through data manually to do their sometimes subjective analysis. Especially as data sets and attributes increase in size. </text:p>
      <text:p text:style-name="P2">There have been successful KDD applications already, like SKICAT in astronomy. </text:p>
      <text:p text:style-name="P2">In marketing, KDD helps business market products to consumers better. </text:p>
      <text:p text:style-name="P2">Investment, predicting good investments to manage portfolios.</text:p>
      <text:p text:style-name="P2">Monitoring credit card fraud.</text:p>
      <text:p text:style-name="P2">Manufacturing, to identify and prevent frauds during the manufacturing process.</text:p>
      <text:p text:style-name="P3">Generating novel content, ala Firefly.</text:p>
      <text:p text:style-name="P3">“In our view, KDD refers to the overall process of discovering useful knowledge from data, and data mining refers to a particular step in this process. Data mining is the application of specific algorithms for extracting patterns from data. The distinction between the KDD process and the data-mining step (within the process) is a central point of this article.</text:p>
      <text:p text:style-name="P3">KDD is interdisciplinary: Machine learning, pattern recognition, AI, optimization of computation, statistics, databases, much knowledge is required.</text:p>
      <text:p text:style-name="P3">Data cleaning: Handling missing data, noisy data, erroneous data.</text:p>
      <text:p text:style-name="P3">Data access: Uniformed and well defined methods for accessing the data. </text:p>
      <text:p text:style-name="P4">KDD is about identifying useful and valid patterns in data. Looking for a model applicable to a set of facts.</text:p>
      <text:p text:style-name="P4">We can define a pattern output by KDD to be knowledgeable if it exceeds a given ‘interestingness’ threshold.</text:p>
      <text:p text:style-name="P4">BASIC KDD (Knowledge Discovery in Databases) Steps:</text:p>
      <text:p text:style-name="P4">1. Understanding the application domain and the goal of analyzing the data.</text:p>
      <text:p text:style-name="P4">2. Creating or selecting a dataset from the overall dataset upon which discovery is to be performed.</text:p>
      <text:p text:style-name="P4">3. Data cleaning/preprocessing. Remove noise, etc.</text:p>
      <text:p text:style-name="P4">4. Data reduction and projection, finding useful features to represent the data depending on the goal of the task. Reducing variables, etc.</text:p>
      <text:p text:style-name="P4">5. Matching our goals to a data-mining method. Ex, regression, classification, etc.</text:p>
      <text:p text:style-name="P4">6. Exploratory analysis, hypothesis selection, and model selection.</text:p>
      <text:p text:style-name="P4">7. Perform the data-mining method.</text:p>
      <text:p text:style-name="P4">8. Interpreting the discovered patterns.</text:p>
      <text:p text:style-name="P7"><text:span text:style-name="T2">9. </text:span><text:span text:style-name="T1">Acting on the discovery.</text:span></text:p>
      <text:p text:style-name="P13"/>
      <text:p text:style-name="P13">Knowledge discovery has two goals: Verification, and discovery. Verification, for verifying the user’s hypothesis. </text:p>
      <text:p text:style-name="P4"/>
      <text:p text:style-name="P5">3 components of a data-mining algorithm: (1) model representation , (2) model evalua-</text:p>
      <text:p text:style-name="P5">tion, and (3) search.</text:p>
      <text:p text:style-name="P5"/>
      <text:p text:style-name="P8"><text:soft-page-break/><text:span text:style-name="T3">Briefly discusses </text:span><text:span text:style-name="T4">Decision trees and rules, </text:span><text:span text:style-name="T3">nonlinear regression and classification methods, example-based methods, probabilistic graph dependency models, and relational learning models as such potential method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16:56:23.066625574</meta:creation-date>
    <dc:date>2021-01-17T15:25:10.749341036</dc:date>
    <meta:editing-duration>PT46M55S</meta:editing-duration>
    <meta:editing-cycles>3</meta:editing-cycles>
    <meta:generator>LibreOffice/6.4.6.2$Linux_X86_64 LibreOffice_project/40$Build-2</meta:generator>
    <meta:document-statistic meta:table-count="0" meta:image-count="0" meta:object-count="0" meta:page-count="3" meta:paragraph-count="34" meta:word-count="1151" meta:character-count="7368" meta:non-whitespace-character-count="6238"/>
  </office:meta>
</office:document-meta>
</file>